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</office:automatic-styles>
  <office:body>
    <office:spreadsheet>
      <table:table table:name="Arkusz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office:value-type="time" office:time-value="PT00H02M19.625S">
            <text:p>02:19,63</text:p>
          </table:table-cell>
          <table:table-cell office:value-type="time" office:time-value="PT00H02M23.621S">
            <text:p>02:23,62</text:p>
          </table:table-cell>
          <table:table-cell office:value-type="time" office:time-value="PT00H02M22.505S">
            <text:p>02:22,51</text:p>
          </table:table-cell>
          <table:table-cell table:formula="of:=AVERAGE([.A1:.C1])" office:value-type="time" office:time-value="PT00H02M21.917S">
            <text:p>02:21,92</text:p>
          </table:table-cell>
        </table:table-row>
        <table:table-row table:style-name="ro1">
          <table:table-cell office:value-type="time" office:time-value="PT00H01M09.452S">
            <text:p>01:09,45</text:p>
          </table:table-cell>
          <table:table-cell office:value-type="time" office:time-value="PT00H01M10.18S">
            <text:p>01:10,18</text:p>
          </table:table-cell>
          <table:table-cell office:value-type="time" office:time-value="PT00H01M12.129S">
            <text:p>01:12,13</text:p>
          </table:table-cell>
          <table:table-cell table:formula="of:=AVERAGE([.A2:.C2])" office:value-type="time" office:time-value="PT00H01M10.587S">
            <text:p>01:10,59</text:p>
          </table:table-cell>
        </table:table-row>
        <table:table-row table:style-name="ro1">
          <table:table-cell office:value-type="time" office:time-value="PT00H00M57.188S">
            <text:p>00:57,19</text:p>
          </table:table-cell>
          <table:table-cell office:value-type="time" office:time-value="PT00H00M58.26S">
            <text:p>00:58,26</text:p>
          </table:table-cell>
          <table:table-cell office:value-type="time" office:time-value="PT00H00M57.364S">
            <text:p>00:57,36</text:p>
          </table:table-cell>
          <table:table-cell table:formula="of:=AVERAGE([.A3:.C3])" office:value-type="time" office:time-value="PT00H00M57.604S">
            <text:p>00:57,60</text:p>
          </table:table-cell>
        </table:table-row>
        <table:table-row table:style-name="ro1">
          <table:table-cell/>
          <table:table-cell office:value-type="time" office:time-value="PT00H00M28.926S">
            <text:p>00:28,93</text:p>
          </table:table-cell>
          <table:table-cell office:value-type="time" office:time-value="PT00H00M29.662S">
            <text:p>00:29,66</text:p>
          </table:table-cell>
          <table:table-cell table:formula="of:=AVERAGE([.A4:.C4])" office:value-type="time" office:time-value="PT00H00M29.294S">
            <text:p>00:29,29</text:p>
          </table:table-cell>
        </table:table-row>
        <table:table-row table:style-name="ro1">
          <table:table-cell office:value-type="time" office:time-value="PT00H00M25.234S">
            <text:p>00:25,23</text:p>
          </table:table-cell>
          <table:table-cell office:value-type="time" office:time-value="PT00H00M24.566S">
            <text:p>00:24,57</text:p>
          </table:table-cell>
          <table:table-cell office:value-type="time" office:time-value="PT00H00M25.342S">
            <text:p>00:25,34</text:p>
          </table:table-cell>
          <table:table-cell table:formula="of:=AVERAGE([.A5:.C5])" office:value-type="time" office:time-value="PT00H00M25.047333S">
            <text:p>00:25,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3:11:56</dc:date>
    <dc:creator>Tomasz Traczyk</dc:creator>
    <meta:document-statistic meta:table-count="1" meta:cell-count="19" meta:object-count="0"/>
    <meta:generator>LibreOffice/3.5$Linux_X86_64 LibreOffice_project/350m1$Build-2</meta:generator>
  </office:meta>
</office:document-meta>
</file>